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ARDEÑA CARHUAS CARLOS ALFRED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N MARTIN DE PANGO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7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ARDEÑA CARHUAS CARLOS ALFRED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7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18:21:08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